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Serializer.writeReference( JSONSerializer serializer , Object object , int fieldFeatur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BeanSerializer.isWriteAsArray( JSONSerializer serializer , int fieldFeatr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BeanSerializer.getFieldValue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BeanSerializer.JavaBeanSerializer( Class &lt; ?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JavaBeanSerializer( Class &lt; ? &gt; beanType , String ... alias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FieldType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FieldSerializer( long hash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JavaBeanSerializer.getObjectFieldValue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BeanSerializer.writeDirectNonContext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JS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FieldSerializer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BeanSerializer.writeBefore( JSONSerializer jsonBeanDeser , Object object , char sepe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BeanSerializer.isWriteAsArray( JSONSerializer 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writeAsArrayNonContext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Siz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BeanSerializer.JavaBeanSerializer( SerializeBeanInfo beanInfo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avaBeanSerializer.write( JSONSerializer serializer , Object object , Object fieldName , Type fieldType , int features , boolean unwrapped )</text:p>
          </table:table-cell>
          <table:table-cell office:value-type="float" office:value="150">
            <text:p text:style-name="Table_20_Contents">150</text:p>
          </table:table-cell>
          <table:table-cell office:value-type="float" office:value="199">
            <text:p text:style-name="Table_20_Contents">199</text:p>
          </table:table-cell>
          <table:table-cell office:value-type="float" office:value="330">
            <text:p text:style-name="Table_20_Contents">330</text:p>
          </table:table-cell>
        </table:table-row>
        <table:table-row>
          <table:table-cell office:value-type="string">
            <text:p text:style-name="Table_20_Contents">JavaBeanSerializer.writeAsArray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createAliasMap( String ... alias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BeanSerializer.getFieldValue( Object object , String key , long keyHash , boolean throwFieldNotFoundExce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BeanSerializer.JavaBeanSerializer( Class &lt; ? &gt; beanType , Map &lt; String , String &gt; ali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applyLabel( JSONSerializer jsonBeanDeser , String lab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BeanSerializer.writeClassName( JSONSerializer serializer , String typeKey , Object 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vaBeanSerializer.getFieldValue( Object object ,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BeanSerializer.writeAfter( JSONSerializer jsonBeanDeser , Object object , char seper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BeanSerializer.getFieldValuesMap( Object 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BeanSerializer.getBeanContext( int or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.getFieldNames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BeanSerializer.writeNoneASM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